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numvtime" table:style-name="ta1">
        <table:shapes>
          <draw:frame draw:z-index="0" draw:style-name="gr1" draw:text-style-name="P1" svg:width="1137.74pt" svg:height="329.95pt" svg:x="99.21pt" svg:y="2.83pt">
            <draw:object draw:notify-on-update-of-ranges="cnumvtime.A2:cnumvtime.A1901 cnumvtime.B1:cnumvtime.B1 cnumvtime.B2:cnumvtime.B19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#Frame</text:p>
          </table:table-cell>
          <table:table-cell office:value-type="string" calcext:value-type="string">
            <text:p><text:s text:c="11"/>c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-76.5338000000002" calcext:value-type="float">
            <text:p>-76.5</text:p>
          </table:table-cell>
          <table:table-cell table:style-name="ce1" office:value-type="float" office:value="-82.9465000000018" calcext:value-type="float">
            <text:p>-82.9</text:p>
          </table:table-cell>
          <table:table-cell table:style-name="ce1" office:value-type="float" office:value="-82.9887999999992" calcext:value-type="float">
            <text:p>-83.0</text:p>
          </table:table-cell>
          <table:table-cell table:style-name="ce1" office:value-type="float" office:value="-79.7481999999991" calcext:value-type="float">
            <text:p>-79.7</text:p>
          </table:table-cell>
          <table:table-cell table:style-name="ce1" office:value-type="float" office:value="-106.299599999998" calcext:value-type="float">
            <text:p>-106.3</text:p>
          </table:table-cell>
          <table:table-cell table:style-name="ce1" office:value-type="float" office:value="-80.8841999999995" calcext:value-type="float">
            <text:p>-80.9</text:p>
          </table:table-cell>
          <table:table-cell table:style-name="ce1" office:value-type="float" office:value="-82.5887999999995" calcext:value-type="float">
            <text:p>-82.6</text:p>
          </table:table-cell>
          <table:table-cell table:style-name="ce1" office:value-type="float" office:value="-93.7188999999989" calcext:value-type="float">
            <text:p>-93.7</text:p>
          </table:table-cell>
          <table:table-cell table:style-name="ce1" office:value-type="float" office:value="-83.8218000000006" calcext:value-type="float">
            <text:p>-83.8</text:p>
          </table:table-cell>
          <table:table-cell table:style-name="ce1" office:value-type="float" office:value="-95.6039999999985" calcext:value-type="float">
            <text:p>-95.6</text:p>
          </table:table-cell>
          <table:table-cell table:style-name="ce1" office:value-type="float" office:value="-101.9998" calcext:value-type="float">
            <text:p>-102.0</text:p>
          </table:table-cell>
          <table:table-cell table:style-name="ce1" office:value-type="float" office:value="-82.9718000000003" calcext:value-type="float">
            <text:p>-83.0</text:p>
          </table:table-cell>
          <table:table-cell table:style-name="ce1" office:value-type="float" office:value="-95.043099999999" calcext:value-type="float">
            <text:p>-95.0</text:p>
          </table:table-cell>
          <table:table-cell table:style-name="ce1" office:value-type="float" office:value="-88.1994999999997" calcext:value-type="float">
            <text:p>-88.2</text:p>
          </table:table-cell>
          <table:table-cell table:style-name="ce1" office:value-type="float" office:value="-81.1420999999991" calcext:value-type="float">
            <text:p>-81.1</text:p>
          </table:table-cell>
          <table:table-cell table:style-name="ce1" office:value-type="float" office:value="-87.6185999999998" calcext:value-type="float">
            <text:p>-87.6</text:p>
          </table:table-cell>
          <table:table-cell table:style-name="ce1" office:value-type="float" office:value="-86.8134" calcext:value-type="float">
            <text:p>-86.8</text:p>
          </table:table-cell>
          <table:table-cell table:style-name="ce1" office:value-type="float" office:value="-84.5428999999995" calcext:value-type="float">
            <text:p>-84.5</text:p>
          </table:table-cell>
          <table:table-cell table:style-name="ce1" office:value-type="float" office:value="-91.6142999999993" calcext:value-type="float">
            <text:p>-91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8.00370000000203" calcext:value-type="float">
            <text:p>8.0</text:p>
          </table:table-cell>
          <table:table-cell table:style-name="ce1" office:value-type="float" office:value="4.87620000000061" calcext:value-type="float">
            <text:p>4.9</text:p>
          </table:table-cell>
          <table:table-cell table:style-name="ce1" office:value-type="float" office:value="1.4685999999997" calcext:value-type="float">
            <text:p>1.5</text:p>
          </table:table-cell>
          <table:table-cell table:style-name="ce1" office:value-type="float" office:value="2.16240000000107" calcext:value-type="float">
            <text:p>2.2</text:p>
          </table:table-cell>
          <table:table-cell table:style-name="ce1" office:value-type="float" office:value="-12.4513999999995" calcext:value-type="float">
            <text:p>-12.5</text:p>
          </table:table-cell>
          <table:table-cell table:style-name="ce1" office:value-type="float" office:value="0.134099999998853" calcext:value-type="float">
            <text:p>0.1</text:p>
          </table:table-cell>
          <table:table-cell table:style-name="ce1" office:value-type="float" office:value="2.4697000000001" calcext:value-type="float">
            <text:p>2.5</text:p>
          </table:table-cell>
          <table:table-cell table:style-name="ce1" office:value-type="float" office:value="-3.22509999999966" calcext:value-type="float">
            <text:p>-3.2</text:p>
          </table:table-cell>
          <table:table-cell table:style-name="ce1" office:value-type="float" office:value="2.95649999999932" calcext:value-type="float">
            <text:p>3.0</text:p>
          </table:table-cell>
          <table:table-cell table:style-name="ce1" office:value-type="float" office:value="-4.47870000000012" calcext:value-type="float">
            <text:p>-4.5</text:p>
          </table:table-cell>
          <table:table-cell table:style-name="ce1" office:value-type="float" office:value="-12.549" calcext:value-type="float">
            <text:p>-12.5</text:p>
          </table:table-cell>
          <table:table-cell table:style-name="ce1" office:value-type="float" office:value="5.46199999999908" calcext:value-type="float">
            <text:p>5.5</text:p>
          </table:table-cell>
          <table:table-cell table:style-name="ce1" office:value-type="float" office:value="-6.34079999999995" calcext:value-type="float">
            <text:p>-6.3</text:p>
          </table:table-cell>
          <table:table-cell table:style-name="ce1" office:value-type="float" office:value="0.142300000000432" calcext:value-type="float">
            <text:p>0.1</text:p>
          </table:table-cell>
          <table:table-cell table:style-name="ce1" office:value-type="float" office:value="3.38600000000133" calcext:value-type="float">
            <text:p>3.4</text:p>
          </table:table-cell>
          <table:table-cell table:style-name="ce1" office:value-type="float" office:value="-1.26179999999977" calcext:value-type="float">
            <text:p>-1.3</text:p>
          </table:table-cell>
          <table:table-cell table:style-name="ce1" office:value-type="float" office:value="3.70280000000184" calcext:value-type="float">
            <text:p>3.7</text:p>
          </table:table-cell>
          <table:table-cell table:style-name="ce1" office:value-type="float" office:value="2.99560000000019" calcext:value-type="float">
            <text:p>3.0</text:p>
          </table:table-cell>
          <table:table-cell table:style-name="ce1" office:value-type="float" office:value="-2.46070000000054" calcext:value-type="float">
            <text:p>-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table:formula="of:=SUM([.D28:.D29])" office:value-type="float" office:value="-68.5300999999982" calcext:value-type="float">
            <text:p>-68.5</text:p>
          </table:table-cell>
          <table:table-cell table:style-name="ce1" table:formula="of:=SUM([.E28:.E29])" office:value-type="float" office:value="-78.0703000000012" calcext:value-type="float">
            <text:p>-78.1</text:p>
          </table:table-cell>
          <table:table-cell table:style-name="ce1" table:formula="of:=SUM([.F28:.F29])" office:value-type="float" office:value="-81.5201999999995" calcext:value-type="float">
            <text:p>-81.5</text:p>
          </table:table-cell>
          <table:table-cell table:style-name="ce1" table:formula="of:=SUM([.G28:.G29])" office:value-type="float" office:value="-77.585799999998" calcext:value-type="float">
            <text:p>-77.6</text:p>
          </table:table-cell>
          <table:table-cell table:style-name="ce1" table:formula="of:=SUM([.H28:.H29])" office:value-type="float" office:value="-118.750999999998" calcext:value-type="float">
            <text:p>-118.8</text:p>
          </table:table-cell>
          <table:table-cell table:style-name="ce1" table:formula="of:=SUM([.I28:.I29])" office:value-type="float" office:value="-80.7501000000006" calcext:value-type="float">
            <text:p>-80.8</text:p>
          </table:table-cell>
          <table:table-cell table:style-name="ce1" table:formula="of:=SUM([.J28:.J29])" office:value-type="float" office:value="-80.1190999999994" calcext:value-type="float">
            <text:p>-80.1</text:p>
          </table:table-cell>
          <table:table-cell table:style-name="ce1" table:formula="of:=SUM([.K28:.K29])" office:value-type="float" office:value="-96.9439999999986" calcext:value-type="float">
            <text:p>-96.9</text:p>
          </table:table-cell>
          <table:table-cell table:style-name="ce1" table:formula="of:=SUM([.L28:.L29])" office:value-type="float" office:value="-80.8653000000013" calcext:value-type="float">
            <text:p>-80.9</text:p>
          </table:table-cell>
          <table:table-cell table:style-name="ce1" table:formula="of:=SUM([.M28:.M29])" office:value-type="float" office:value="-100.082699999999" calcext:value-type="float">
            <text:p>-100.1</text:p>
          </table:table-cell>
          <table:table-cell table:style-name="ce1" table:formula="of:=SUM([.N28:.N29])" office:value-type="float" office:value="-114.5488" calcext:value-type="float">
            <text:p>-114.5</text:p>
          </table:table-cell>
          <table:table-cell table:style-name="ce1" table:formula="of:=SUM([.O28:.O29])" office:value-type="float" office:value="-77.5098000000012" calcext:value-type="float">
            <text:p>-77.5</text:p>
          </table:table-cell>
          <table:table-cell table:style-name="ce1" table:formula="of:=SUM([.P28:.P29])" office:value-type="float" office:value="-101.383899999999" calcext:value-type="float">
            <text:p>-101.4</text:p>
          </table:table-cell>
          <table:table-cell table:style-name="ce1" table:formula="of:=SUM([.Q28:.Q29])" office:value-type="float" office:value="-88.0571999999993" calcext:value-type="float">
            <text:p>-88.1</text:p>
          </table:table-cell>
          <table:table-cell table:style-name="ce1" table:formula="of:=SUM([.R28:.R29])" office:value-type="float" office:value="-77.7560999999978" calcext:value-type="float">
            <text:p>-77.8</text:p>
          </table:table-cell>
          <table:table-cell table:style-name="ce1" table:formula="of:=SUM([.S28:.S29])" office:value-type="float" office:value="-88.8803999999996" calcext:value-type="float">
            <text:p>-88.9</text:p>
          </table:table-cell>
          <table:table-cell table:style-name="ce1" table:formula="of:=SUM([.T28:.T29])" office:value-type="float" office:value="-83.1105999999982" calcext:value-type="float">
            <text:p>-83.1</text:p>
          </table:table-cell>
          <table:table-cell table:style-name="ce1" table:formula="of:=SUM([.U28:.U29])" office:value-type="float" office:value="-81.5472999999993" calcext:value-type="float">
            <text:p>-81.5</text:p>
          </table:table-cell>
          <table:table-cell table:style-name="ce1" table:formula="of:=SUM([.V28:.V29])" office:value-type="float" office:value="-94.0749999999998" calcext:value-type="float">
            <text:p>-94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2" calcext:value-type="float">
            <text:p>72</text:p>
          </table:table-cell>
          <table:table-cell table:number-columns-repeated="20"/>
        </table:table-row>
      </table:table>
      <table:table table:name="cnumvtime_2" table:style-name="ta1">
        <table:shapes>
          <draw:frame draw:z-index="0" draw:style-name="gr1" draw:text-style-name="P1" svg:width="1137.74pt" svg:height="329.95pt" svg:x="99.21pt" svg:y="2.83pt">
            <draw:object draw:notify-on-update-of-ranges="cnumvtime_2.A1:cnumvtime_2.A1 cnumvtime_2.A2:cnumvtime_2.A2001 cnumvtime_2.B1:cnumvtime_2.B1 cnumvtime_2.B2:cnumvtime_2.B2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Frame</text:p>
          </table:table-cell>
          <table:table-cell office:value-type="string" calcext:value-type="string">
            <text:p><text:s text:c="11"/>c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-76.5338000000002" calcext:value-type="float">
            <text:p>-76.5</text:p>
          </table:table-cell>
          <table:table-cell table:style-name="ce1" office:value-type="float" office:value="-82.9465000000018" calcext:value-type="float">
            <text:p>-82.9</text:p>
          </table:table-cell>
          <table:table-cell table:style-name="ce1" office:value-type="float" office:value="-82.9887999999992" calcext:value-type="float">
            <text:p>-83.0</text:p>
          </table:table-cell>
          <table:table-cell table:style-name="ce1" office:value-type="float" office:value="-79.7481999999991" calcext:value-type="float">
            <text:p>-79.7</text:p>
          </table:table-cell>
          <table:table-cell table:style-name="ce1" office:value-type="float" office:value="-106.299599999998" calcext:value-type="float">
            <text:p>-106.3</text:p>
          </table:table-cell>
          <table:table-cell table:style-name="ce1" office:value-type="float" office:value="-80.8841999999995" calcext:value-type="float">
            <text:p>-80.9</text:p>
          </table:table-cell>
          <table:table-cell table:style-name="ce1" office:value-type="float" office:value="-82.5887999999995" calcext:value-type="float">
            <text:p>-82.6</text:p>
          </table:table-cell>
          <table:table-cell table:style-name="ce1" office:value-type="float" office:value="-93.7188999999989" calcext:value-type="float">
            <text:p>-93.7</text:p>
          </table:table-cell>
          <table:table-cell table:style-name="ce1" office:value-type="float" office:value="-83.8218000000006" calcext:value-type="float">
            <text:p>-83.8</text:p>
          </table:table-cell>
          <table:table-cell table:style-name="ce1" office:value-type="float" office:value="-95.6039999999985" calcext:value-type="float">
            <text:p>-95.6</text:p>
          </table:table-cell>
          <table:table-cell table:style-name="ce1" office:value-type="float" office:value="-101.9998" calcext:value-type="float">
            <text:p>-102.0</text:p>
          </table:table-cell>
          <table:table-cell table:style-name="ce1" office:value-type="float" office:value="-82.9718000000003" calcext:value-type="float">
            <text:p>-83.0</text:p>
          </table:table-cell>
          <table:table-cell table:style-name="ce1" office:value-type="float" office:value="-95.043099999999" calcext:value-type="float">
            <text:p>-95.0</text:p>
          </table:table-cell>
          <table:table-cell table:style-name="ce1" office:value-type="float" office:value="-88.1994999999997" calcext:value-type="float">
            <text:p>-88.2</text:p>
          </table:table-cell>
          <table:table-cell table:style-name="ce1" office:value-type="float" office:value="-81.1420999999991" calcext:value-type="float">
            <text:p>-81.1</text:p>
          </table:table-cell>
          <table:table-cell table:style-name="ce1" office:value-type="float" office:value="-87.6185999999998" calcext:value-type="float">
            <text:p>-87.6</text:p>
          </table:table-cell>
          <table:table-cell table:style-name="ce1" office:value-type="float" office:value="-86.8134" calcext:value-type="float">
            <text:p>-86.8</text:p>
          </table:table-cell>
          <table:table-cell table:style-name="ce1" office:value-type="float" office:value="-84.5428999999995" calcext:value-type="float">
            <text:p>-84.5</text:p>
          </table:table-cell>
          <table:table-cell table:style-name="ce1" table:formula="of:=[.V34]-[.V35]-[.V37]-[.V39]" office:value-type="float" office:value="-81.6576000000005" calcext:value-type="float">
            <text:p>-81.7</text:p>
          </table:table-cell>
          <table:table-cell table:style-name="ce1" office:value-type="float" office:value="-91.6142999999993" calcext:value-type="float">
            <text:p>-91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8.00370000000203" calcext:value-type="float">
            <text:p>8.0</text:p>
          </table:table-cell>
          <table:table-cell table:style-name="ce1" office:value-type="float" office:value="4.87620000000061" calcext:value-type="float">
            <text:p>4.9</text:p>
          </table:table-cell>
          <table:table-cell table:style-name="ce1" office:value-type="float" office:value="1.4685999999997" calcext:value-type="float">
            <text:p>1.5</text:p>
          </table:table-cell>
          <table:table-cell table:style-name="ce1" office:value-type="float" office:value="2.16240000000107" calcext:value-type="float">
            <text:p>2.2</text:p>
          </table:table-cell>
          <table:table-cell table:style-name="ce1" office:value-type="float" office:value="-12.4513999999995" calcext:value-type="float">
            <text:p>-12.5</text:p>
          </table:table-cell>
          <table:table-cell table:style-name="ce1" office:value-type="float" office:value="0.134099999998853" calcext:value-type="float">
            <text:p>0.1</text:p>
          </table:table-cell>
          <table:table-cell table:style-name="ce1" office:value-type="float" office:value="2.4697000000001" calcext:value-type="float">
            <text:p>2.5</text:p>
          </table:table-cell>
          <table:table-cell table:style-name="ce1" office:value-type="float" office:value="-3.22509999999966" calcext:value-type="float">
            <text:p>-3.2</text:p>
          </table:table-cell>
          <table:table-cell table:style-name="ce1" office:value-type="float" office:value="2.95649999999932" calcext:value-type="float">
            <text:p>3.0</text:p>
          </table:table-cell>
          <table:table-cell table:style-name="ce1" office:value-type="float" office:value="-4.47870000000012" calcext:value-type="float">
            <text:p>-4.5</text:p>
          </table:table-cell>
          <table:table-cell table:style-name="ce1" office:value-type="float" office:value="-12.549" calcext:value-type="float">
            <text:p>-12.5</text:p>
          </table:table-cell>
          <table:table-cell table:style-name="ce1" office:value-type="float" office:value="5.46199999999908" calcext:value-type="float">
            <text:p>5.5</text:p>
          </table:table-cell>
          <table:table-cell table:style-name="ce1" office:value-type="float" office:value="-6.34079999999995" calcext:value-type="float">
            <text:p>-6.3</text:p>
          </table:table-cell>
          <table:table-cell table:style-name="ce1" office:value-type="float" office:value="0.142300000000432" calcext:value-type="float">
            <text:p>0.1</text:p>
          </table:table-cell>
          <table:table-cell table:style-name="ce1" office:value-type="float" office:value="3.38600000000133" calcext:value-type="float">
            <text:p>3.4</text:p>
          </table:table-cell>
          <table:table-cell table:style-name="ce1" office:value-type="float" office:value="-1.26179999999977" calcext:value-type="float">
            <text:p>-1.3</text:p>
          </table:table-cell>
          <table:table-cell table:style-name="ce1" office:value-type="float" office:value="3.70280000000184" calcext:value-type="float">
            <text:p>3.7</text:p>
          </table:table-cell>
          <table:table-cell table:style-name="ce1" office:value-type="float" office:value="2.99560000000019" calcext:value-type="float">
            <text:p>3.0</text:p>
          </table:table-cell>
          <table:table-cell table:style-name="ce1" table:formula="of:=[.V34]+[.V35]-[.V36]-[.V38]" office:value-type="float" office:value="0.00169999999798165" calcext:value-type="float">
            <text:p>0.0</text:p>
          </table:table-cell>
          <table:table-cell table:style-name="ce1" office:value-type="float" office:value="-2.46070000000054" calcext:value-type="float">
            <text:p>-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 table:formula="of:=SUM([.D28:.D29])" office:value-type="float" office:value="-68.5300999999982" calcext:value-type="float">
            <text:p>-68.5</text:p>
          </table:table-cell>
          <table:table-cell table:style-name="ce1" table:formula="of:=SUM([.E28:.E29])" office:value-type="float" office:value="-78.0703000000012" calcext:value-type="float">
            <text:p>-78.1</text:p>
          </table:table-cell>
          <table:table-cell table:style-name="ce1" table:formula="of:=SUM([.F28:.F29])" office:value-type="float" office:value="-81.5201999999995" calcext:value-type="float">
            <text:p>-81.5</text:p>
          </table:table-cell>
          <table:table-cell table:style-name="ce1" table:formula="of:=SUM([.G28:.G29])" office:value-type="float" office:value="-77.585799999998" calcext:value-type="float">
            <text:p>-77.6</text:p>
          </table:table-cell>
          <table:table-cell table:style-name="ce1" table:formula="of:=SUM([.H28:.H29])" office:value-type="float" office:value="-118.750999999998" calcext:value-type="float">
            <text:p>-118.8</text:p>
          </table:table-cell>
          <table:table-cell table:style-name="ce1" table:formula="of:=SUM([.I28:.I29])" office:value-type="float" office:value="-80.7501000000006" calcext:value-type="float">
            <text:p>-80.8</text:p>
          </table:table-cell>
          <table:table-cell table:style-name="ce1" table:formula="of:=SUM([.J28:.J29])" office:value-type="float" office:value="-80.1190999999994" calcext:value-type="float">
            <text:p>-80.1</text:p>
          </table:table-cell>
          <table:table-cell table:style-name="ce1" table:formula="of:=SUM([.K28:.K29])" office:value-type="float" office:value="-96.9439999999986" calcext:value-type="float">
            <text:p>-96.9</text:p>
          </table:table-cell>
          <table:table-cell table:style-name="ce1" table:formula="of:=SUM([.L28:.L29])" office:value-type="float" office:value="-80.8653000000013" calcext:value-type="float">
            <text:p>-80.9</text:p>
          </table:table-cell>
          <table:table-cell table:style-name="ce1" table:formula="of:=SUM([.M28:.M29])" office:value-type="float" office:value="-100.082699999999" calcext:value-type="float">
            <text:p>-100.1</text:p>
          </table:table-cell>
          <table:table-cell table:style-name="ce1" table:formula="of:=SUM([.N28:.N29])" office:value-type="float" office:value="-114.5488" calcext:value-type="float">
            <text:p>-114.5</text:p>
          </table:table-cell>
          <table:table-cell table:style-name="ce1" table:formula="of:=SUM([.O28:.O29])" office:value-type="float" office:value="-77.5098000000012" calcext:value-type="float">
            <text:p>-77.5</text:p>
          </table:table-cell>
          <table:table-cell table:style-name="ce1" table:formula="of:=SUM([.P28:.P29])" office:value-type="float" office:value="-101.383899999999" calcext:value-type="float">
            <text:p>-101.4</text:p>
          </table:table-cell>
          <table:table-cell table:style-name="ce1" table:formula="of:=SUM([.Q28:.Q29])" office:value-type="float" office:value="-88.0571999999993" calcext:value-type="float">
            <text:p>-88.1</text:p>
          </table:table-cell>
          <table:table-cell table:style-name="ce1" table:formula="of:=SUM([.R28:.R29])" office:value-type="float" office:value="-77.7560999999978" calcext:value-type="float">
            <text:p>-77.8</text:p>
          </table:table-cell>
          <table:table-cell table:style-name="ce1" table:formula="of:=SUM([.S28:.S29])" office:value-type="float" office:value="-88.8803999999996" calcext:value-type="float">
            <text:p>-88.9</text:p>
          </table:table-cell>
          <table:table-cell table:style-name="ce1" table:formula="of:=SUM([.T28:.T29])" office:value-type="float" office:value="-83.1105999999982" calcext:value-type="float">
            <text:p>-83.1</text:p>
          </table:table-cell>
          <table:table-cell table:style-name="ce1" table:formula="of:=SUM([.U28:.U29])" office:value-type="float" office:value="-81.5472999999993" calcext:value-type="float">
            <text:p>-81.5</text:p>
          </table:table-cell>
          <table:table-cell table:style-name="ce1" table:formula="of:=SUM([.V28:.V29])" office:value-type="float" office:value="-81.6559000000025" calcext:value-type="float">
            <text:p>-81.7</text:p>
          </table:table-cell>
          <table:table-cell table:style-name="ce1" table:formula="of:=SUM([.W28:.W29])" office:value-type="float" office:value="-94.0749999999998" calcext:value-type="float">
            <text:p>-94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office:value-type="float" office:value="-8796.2486" calcext:value-type="float">
            <text:p>-8796.248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120.3607" calcext:value-type="float">
            <text:p>120.36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office:value-type="float" office:value="-5059.2179" calcext:value-type="float">
            <text:p>-5059.217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office:value-type="float" office:value="-3706.6096" calcext:value-type="float">
            <text:p>-3706.609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office:value-type="float" office:value="-3616.6717" calcext:value-type="float">
            <text:p>-3616.67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office:value-type="float" office:value="-5128.3421" calcext:value-type="float">
            <text:p>-5128.34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3" calcext:value-type="float">
            <text:p>153</text:p>
          </table:table-cell>
          <table:table-cell table:number-columns-repeated="21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3" calcext:value-type="float">
            <text:p>153</text:p>
          </table:table-cell>
          <table:table-cell table:number-columns-repeated="21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1" calcext:value-type="float">
            <text:p>161</text:p>
          </table:table-cell>
          <table:table-cell table:number-columns-repeated="21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1" calcext:value-type="float">
            <text:p>161</text:p>
          </table:table-cell>
          <table:table-cell table:number-columns-repeated="21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65" calcext:value-type="float">
            <text:p>165</text:p>
          </table:table-cell>
          <table:table-cell table:number-columns-repeated="21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65" calcext:value-type="float">
            <text:p>165</text:p>
          </table:table-cell>
          <table:table-cell table:number-columns-repeated="21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2:55:37.153192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03:04:43.830272738</dc:date>
    <meta:editing-duration>PT1H37M51S</meta:editing-duration>
    <meta:editing-cycles>3</meta:editing-cycles>
    <meta:generator>LibreOffice/6.0.7.3$Linux_X86_64 LibreOffice_project/00m0$Build-3</meta:generator>
    <meta:document-statistic meta:table-count="2" meta:cell-count="79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" chart:maximum="1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1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138cm" svg:height="11.641cm" xlink:href=".." xlink:type="simple" chart:class="chart:scatter" chart:style-name="ch1">
        <chart:plot-area chart:style-name="ch2" table:cell-range-address="cnumvtime.A2:cnumvtime.B1901 cnumvtime.B1:cnumvtime.B1" chart:data-source-has-labels="row" svg:x="0.802cm" svg:y="0.232cm" svg:width="38.534cm" svg:height="11.177cm">
          <chartooo:coordinate-region svg:x="1.344cm" svg:y="0.432cm" svg:width="37.541cm" svg:height="10.77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cnumvtime.B2:cnumvtime.B1901" chart:label-cell-address="cnumvtime.B1:cnumvtime.B1" chart:class="chart:scatter">
            <chart:domain table:cell-range-address="cnumvtime.A2:cnumvtime.A1901"/>
            <chart:data-point chart:repeated="19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c1</text:p>
                <draw:g>
                  <svg:desc>cnumvtime.B1:cnumvtim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numvtime.A2:cnumvtime.A1901</svg:desc>
                </draw:g>
              </table:table-cell>
              <table:table-cell office:value-type="float" office:value="-1">
                <text:p>-1</text:p>
                <draw:g>
                  <svg:desc>cnumvtime.B2:cnumvtime.B1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" chart:maximum="1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1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138cm" svg:height="11.641cm" xlink:href=".." xlink:type="simple" chart:class="chart:scatter" chart:style-name="ch1">
        <chart:plot-area chart:style-name="ch2" table:cell-range-address="cnumvtime_2.A1:cnumvtime_2.B2001" chart:data-source-has-labels="row" svg:x="0.802cm" svg:y="0.232cm" svg:width="38.534cm" svg:height="11.177cm">
          <chartooo:coordinate-region svg:x="1.344cm" svg:y="0.432cm" svg:width="37.541cm" svg:height="10.77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cnumvtime_2.B2:cnumvtime_2.B2001" chart:label-cell-address="cnumvtime_2.B1:cnumvtime_2.B1" chart:class="chart:scatter">
            <chart:domain table:cell-range-address="cnumvtime_2.A2:cnumvtime_2.A2001"/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c1</text:p>
                <draw:g>
                  <svg:desc>cnumvtime_2.B1:cnumvtime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numvtime_2.A2:cnumvtime_2.A2001</svg:desc>
                </draw:g>
              </table:table-cell>
              <table:table-cell office:value-type="float" office:value="-1">
                <text:p>-1</text:p>
                <draw:g>
                  <svg:desc>cnumvtime_2.B2:cnumvtime_2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